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0in" fo:line-height="100%" fo:orphans="2" fo:widows="2" fo:text-indent="0in" style:auto-text-indent="false"/>
    </style:style>
    <style:style style:name="T1" style:family="text">
      <style:text-properties fo:color="#222222" style:font-name="sans-serif" fo:font-size="10.5pt" fo:letter-spacing="normal" fo:font-style="italic" fo:font-weight="normal"/>
    </style:style>
    <style:style style:name="T2" style:family="text">
      <style:text-properties fo:color="#222222" style:font-name="sans-serif" fo:font-size="10.5pt" fo:letter-spacing="normal" fo:font-style="italic" fo:font-weight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0b0080" style:text-line-through-style="none" style:font-name="sans-serif" fo:font-size="8.2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7" style:family="text">
      <style:text-properties fo:color="#0b0080" style:text-line-through-style="none" style:font-name="sans-serif" fo:font-size="10.5pt" fo:letter-spacing="normal" fo:font-style="italic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etal Gear Solid 3: Snake Eater</text:span><text:bookmark text:name="cite_ref-11"/><text:a xlink:type="simple" xlink:href="https://en.wikipedia.org/wiki/Metal_Gear_Solid_3%3A_Snake_Eater#cite_note-11" text:style-name="Internet_20_link" text:visited-style-name="Visited_20_Internet_20_Link"><text:span text:style-name="T5">[a]</text:span></text:a><text:span text:style-name="T4"> </text:span><text:span text:style-name="T3">is an </text:span><text:a xlink:type="simple" xlink:href="https://en.wikipedia.org/wiki/Action-adventure_game" text:style-name="Internet_20_link" text:visited-style-name="Visited_20_Internet_20_Link"><text:span text:style-name="T6">action-adventure</text:span></text:a><text:span text:style-name="T4"> </text:span><text:a xlink:type="simple" xlink:href="https://en.wikipedia.org/wiki/Stealth_game" text:style-name="Internet_20_link" text:visited-style-name="Visited_20_Internet_20_Link"><text:span text:style-name="T6">stealth</text:span></text:a><text:span text:style-name="T4"> </text:span><text:a xlink:type="simple" xlink:href="https://en.wikipedia.org/wiki/Video_game" text:style-name="Internet_20_link" text:visited-style-name="Visited_20_Internet_20_Link"><text:span text:style-name="T6">video game</text:span></text:a><text:span text:style-name="T4"> </text:span><text:span text:style-name="T3">produced by </text:span><text:a xlink:type="simple" xlink:href="https://en.wikipedia.org/wiki/Konami#Former_subsidiaries" text:style-name="Internet_20_link" text:visited-style-name="Visited_20_Internet_20_Link"><text:span text:style-name="T6">Konami Computer Entertainment Japan</text:span></text:a><text:span text:style-name="T4"> </text:span><text:span text:style-name="T3">for the </text:span><text:a xlink:type="simple" xlink:href="https://en.wikipedia.org/wiki/PlayStation_2" text:style-name="Internet_20_link" text:visited-style-name="Visited_20_Internet_20_Link"><text:span text:style-name="T6">PlayStation 2</text:span></text:a><text:span text:style-name="T3">.</text:span><text:bookmark text:name="cite_ref-ignmgs3_12-0"/><text:a xlink:type="simple" xlink:href="https://en.wikipedia.org/wiki/Metal_Gear_Solid_3%3A_Snake_Eater#cite_note-ignmgs3-12" text:style-name="Internet_20_link" text:visited-style-name="Visited_20_Internet_20_Link"><text:span text:style-name="T5">[11]</text:span></text:a><text:span text:style-name="T4"> </text:span><text:span text:style-name="T3">It was released in late 2004 in North America and Japan, then in early 2005 in Europe and Australia.</text:span></text:p>
      <text:p text:style-name="Standard"/>
      <text:p text:style-name="P2"><text:span text:style-name="T3">Considered one of the </text:span><text:a xlink:type="simple" xlink:href="https://en.wikipedia.org/wiki/List_of_video_games_considered_the_best" text:style-name="Internet_20_link" text:visited-style-name="Visited_20_Internet_20_Link"><text:span text:style-name="T6">greatest video games of all time</text:span></text:a><text:span text:style-name="T3">, </text:span><text:span text:style-name="T1">Metal Gear Solid 3: Snake Eater</text:span><text:span text:style-name="T4"> </text:span><text:span text:style-name="T3">received praise for its story, gameplay, graphics, setting, characters, and ending, as well as departing from the series' conventions. </text:span><text:span text:style-name="T1">Snake Eater</text:span><text:span text:style-name="T4"> </text:span><text:span text:style-name="T3">was a commercial success, having sold 3.6 million copies worldwide by August 2005.</text:span><text:bookmark text:name="cite_ref-sales_16-0"/><text:a xlink:type="simple" xlink:href="https://en.wikipedia.org/wiki/Metal_Gear_Solid_3%3A_Snake_Eater#cite_note-sales-16" text:style-name="Internet_20_link" text:visited-style-name="Visited_20_Internet_20_Link"><text:span text:style-name="T5">[15]</text:span></text:a> </text:p>
      <text:p text:style-name="P1">-from wikip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7T22:59:49.36</meta:creation-date>
    <dc:date>2018-07-17T23:03:34.60</dc:date>
    <meta:editing-duration>PT3M45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3" meta:word-count="93" meta:character-count="589"/>
  </office:meta>
</office:document-meta>
</file>